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0,99)" style:apply-style-name="Land" style:base-cell-address="Regions.A1"/>
      <style:map style:condition="cell-content()&gt;=100" style:apply-style-name="Water" style:base-cell-address="Regions.A1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number-columns-repeated="150" table:default-cell-style-name="ce1"/>
        <table:table-column table:style-name="co2" table:number-columns-repeated="874" table:default-cell-style-name="ce1"/>
        <table:table-row table:style-name="ro1">
          <table:table-cell table:number-columns-repeated="1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39" office:value-type="float" office:value="109" calcext:value-type="float">
            <text:p>109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0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25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14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0" office:value-type="float" office:value="109" calcext:value-type="float">
            <text:p>109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6"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5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4" office:value-type="float" office:value="11" calcext:value-type="float">
            <text:p>11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10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72" calcext:value-type="float">
            <text:p>72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13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7" office:value-type="float" office:value="105" calcext:value-type="float">
            <text:p>105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3"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5" calcext:value-type="float">
            <text:p>105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5" office:value-type="float" office:value="104" calcext:value-type="float">
            <text:p>104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8" office:value-type="float" office:value="47" calcext:value-type="float">
            <text:p>47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105" calcext:value-type="float">
            <text:p>10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table:number-columns-repeated="9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13" office:value-type="float" office:value="72" calcext:value-type="float">
            <text:p>72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7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17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" office:value-type="float" office:value="83" calcext:value-type="float">
            <text:p>83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7" office:value-type="float" office:value="47" calcext:value-type="float">
            <text:p>47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9" office:value-type="float" office:value="72" calcext:value-type="float">
            <text:p>7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10"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8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7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1"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2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8" office:value-type="float" office:value="45" calcext:value-type="float">
            <text:p>45</text:p>
          </table:table-cell>
          <table:table-cell table:number-columns-repeated="4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72" calcext:value-type="float">
            <text:p>72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9"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1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3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8" office:value-type="float" office:value="83" calcext:value-type="float">
            <text:p>83</text:p>
          </table:table-cell>
          <table:table-cell table:number-columns-repeated="5" office:value-type="float" office:value="84" calcext:value-type="float">
            <text:p>8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84" calcext:value-type="float">
            <text:p>8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10" office:value-type="float" office:value="46" calcext:value-type="float">
            <text:p>46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6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5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table:number-columns-repeated="7"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136" calcext:value-type="float">
            <text:p>136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4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15" office:value-type="float" office:value="46" calcext:value-type="float">
            <text:p>46</text:p>
          </table:table-cell>
          <table:table-cell table:number-columns-repeated="15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8" office:value-type="float" office:value="105" calcext:value-type="float">
            <text:p>10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" office:value-type="float" office:value="13" calcext:value-type="float">
            <text:p>13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13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3" calcext:value-type="float">
            <text:p>43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8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9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9" office:value-type="float" office:value="101" calcext:value-type="float">
            <text:p>10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1" office:value-type="float" office:value="26" calcext:value-type="float">
            <text:p>26</text:p>
          </table:table-cell>
          <table:table-cell table:number-columns-repeated="12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9"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0" office:value-type="float" office:value="26" calcext:value-type="float">
            <text:p>26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5" office:value-type="float" office:value="118" calcext:value-type="float">
            <text:p>118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13" office:value-type="float" office:value="42" calcext:value-type="float">
            <text:p>42</text:p>
          </table:table-cell>
          <table:table-cell table:number-columns-repeated="9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8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table:number-columns-repeated="11" office:value-type="float" office:value="38" calcext:value-type="float">
            <text:p>38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number-columns-repeated="10" office:value-type="float" office:value="41" calcext:value-type="float">
            <text:p>41</text:p>
          </table:table-cell>
          <table:table-cell table:number-columns-repeated="14"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1" office:value-type="float" office:value="41" calcext:value-type="float">
            <text:p>41</text:p>
          </table:table-cell>
          <table:table-cell table:number-columns-repeated="13" office:value-type="float" office:value="38" calcext:value-type="float">
            <text:p>38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1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12" office:value-type="float" office:value="41" calcext:value-type="float">
            <text:p>41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6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6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41" calcext:value-type="float">
            <text:p>41</text:p>
          </table:table-cell>
          <table:table-cell table:number-columns-repeated="8"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table:number-columns-repeated="8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19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" office:value-type="float" office:value="61" calcext:value-type="float">
            <text:p>61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7"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9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1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2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8"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8" office:value-type="float" office:value="34" calcext:value-type="float">
            <text:p>34</text:p>
          </table:table-cell>
          <table:table-cell table:number-columns-repeated="6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4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6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5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number-columns-repeated="8"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13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111" calcext:value-type="float">
            <text:p>11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5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1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14"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3" office:value-type="float" office:value="121" calcext:value-type="float">
            <text:p>121</text:p>
          </table:table-cell>
          <table:table-cell table:number-columns-repeated="9" office:value-type="float" office:value="76" calcext:value-type="float">
            <text:p>76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111" calcext:value-type="float">
            <text:p>11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15" calcext:value-type="float">
            <text:p>11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1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11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5" office:value-type="float" office:value="111" calcext:value-type="float">
            <text:p>11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1" office:value-type="float" office:value="113" calcext:value-type="float">
            <text:p>11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1"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3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6"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10" office:value-type="float" office:value="58" calcext:value-type="float">
            <text:p>5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6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7"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53" calcext:value-type="float">
            <text:p>53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14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14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9"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5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8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24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8" office:value-type="float" office:value="114" calcext:value-type="float">
            <text:p>11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4" office:value-type="float" office:value="121" calcext:value-type="float">
            <text:p>121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6"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10" office:value-type="float" office:value="105" calcext:value-type="float">
            <text:p>105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40" office:value-type="float" office:value="114" calcext:value-type="float">
            <text:p>114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79" calcext:value-type="float">
            <text:p>79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1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5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0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6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7" office:value-type="float" office:value="114" calcext:value-type="float">
            <text:p>114</text:p>
          </table:table-cell>
          <table:table-cell table:number-columns-repeated="10"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0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45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8" office:value-type="float" office:value="56" calcext:value-type="float">
            <text:p>56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1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46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0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2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56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8" office:value-type="float" office:value="105" calcext:value-type="float">
            <text:p>105</text:p>
          </table:table-cell>
          <table:table-cell table:number-columns-repeated="61"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2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24"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3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4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5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50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40"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table:number-columns-repeated="49" office:value-type="float" office:value="122" calcext:value-type="float">
            <text:p>122</text:p>
          </table:table-cell>
          <table:table-cell table:number-columns-repeated="7" office:value-type="float" office:value="81" calcext:value-type="float">
            <text:p>81</text:p>
          </table:table-cell>
          <table:table-cell table:number-columns-repeated="20" office:value-type="float" office:value="122" calcext:value-type="float">
            <text:p>122</text:p>
          </table:table-cell>
          <table:table-cell table:number-columns-repeated="5" office:value-type="float" office:value="81" calcext:value-type="float">
            <text:p>8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4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39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36" office:value-type="float" office:value="122" calcext:value-type="float">
            <text:p>122</text:p>
          </table:table-cell>
          <table:table-cell table:number-columns-repeated="25" office:value-type="float" office:value="81" calcext:value-type="float">
            <text:p>81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2"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7" office:value-type="float" office:value="122" calcext:value-type="float">
            <text:p>122</text:p>
          </table:table-cell>
          <table:table-cell table:number-columns-repeated="87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ions.A1:Regions.AMJ1048576">
            <calcext:condition calcext:apply-style-name="Land" calcext:value="between(0,99)" calcext:base-cell-address="Regions.A1"/>
            <calcext:condition calcext:apply-style-name="Water" calcext:value="&gt;=100" calcext:base-cell-address="Region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and" style:family="table-cell" style:parent-style-name="Default">
      <style:table-cell-properties fo:background-color="#afd095"/>
    </style:style>
    <style:style style:name="Water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4-09T01:44:44.508000000</dc:date>
    <meta:editing-duration>PT52M16S</meta:editing-duration>
    <meta:editing-cycles>15</meta:editing-cycles>
    <meta:generator>LibreOffice/7.3.4.2$Windows_X86_64 LibreOffice_project/728fec16bd5f605073805c3c9e7c4212a0120dc5</meta:generator>
    <meta:document-statistic meta:table-count="1" meta:cell-count="12000" meta:object-count="0"/>
  </office:meta>
</office:document-meta>
</file>